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cm" svg:height="1.8cm" svg:x="6.6cm" svg:y="9.6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1.8cm" svg:x="17.2cm" svg:y="6.7cm">
          <text:p text:style-name="P1"><text:span text:style-name="T1">∆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1.8cm" svg:x="12cm" svg:y="9.6cm">
          <text:p text:style-name="P1">G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9cm" svg:y1="10.5cm" svg:x2="22cm" svg:y2="10.5cm">
          <text:p/>
        </draw:line>
        <draw:line draw:style-name="gr2" draw:text-style-name="P1" draw:layer="layout" svg:x1="16.1cm" svg:y1="10.5cm" svg:x2="16.1cm" svg:y2="7.6cm">
          <text:p/>
        </draw:line>
        <draw:line draw:style-name="gr3" draw:text-style-name="P1" draw:layer="layout" svg:x1="16.1cm" svg:y1="7.6cm" svg:x2="17.3cm" svg:y2="7.6cm">
          <text:p/>
        </draw:line>
        <draw:line draw:style-name="gr2" draw:text-style-name="P1" draw:layer="layout" svg:x1="20.1cm" svg:y1="7.6cm" svg:x2="22.6cm" svg:y2="7.6cm">
          <text:p/>
        </draw:line>
        <draw:line draw:style-name="gr3" draw:text-style-name="P1" draw:layer="layout" svg:x1="22.6cm" svg:y1="7.6cm" svg:x2="22.6cm" svg:y2="10.2cm">
          <text:p/>
        </draw:line>
        <draw:line draw:style-name="gr3" draw:text-style-name="P1" draw:layer="layout" svg:x1="22.1cm" svg:y1="10.5cm" svg:x2="22.2cm" svg:y2="10.5cm">
          <text:p/>
        </draw:line>
        <draw:custom-shape draw:style-name="gr4" draw:text-style-name="P1" draw:layer="layout" svg:width="0.9cm" svg:height="0.9cm" svg:x="22.1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5cm" svg:y1="10.6cm" svg:x2="12.1cm" svg:y2="10.6cm">
          <text:p text:style-name="P1"/>
        </draw:line>
        <draw:line draw:style-name="gr3" draw:text-style-name="P1" draw:layer="layout" svg:x1="23cm" svg:y1="10.6cm" svg:x2="25cm" svg:y2="10.6cm">
          <text:p/>
        </draw:line>
        <draw:line draw:style-name="gr2" draw:text-style-name="P1" draw:layer="layout" svg:x1="23.8cm" svg:y1="10.6cm" svg:x2="23.8cm" svg:y2="14.1cm">
          <text:p/>
        </draw:line>
        <draw:line draw:style-name="gr2" draw:text-style-name="P1" draw:layer="layout" svg:x1="23.8cm" svg:y1="14.1cm" svg:x2="4.5cm" svg:y2="14.1cm">
          <text:p/>
        </draw:line>
        <draw:line draw:style-name="gr2" draw:text-style-name="P1" draw:layer="layout" svg:x1="4.5cm" svg:y1="14.1cm" svg:x2="4.5cm" svg:y2="10.4cm">
          <text:p/>
        </draw:line>
        <draw:line draw:style-name="gr3" draw:text-style-name="P1" draw:layer="layout" svg:x1="4.5cm" svg:y1="10.4cm" svg:x2="6.7cm" svg:y2="10.4cm">
          <text:p/>
        </draw:line>
        <draw:frame draw:style-name="gr6" draw:layer="layout" svg:width="0.82cm" svg:height="0.962cm" svg:x="24.052cm" svg:y="10.637cm">
          <draw:text-box>
            <text:p>y</text:p>
          </draw:text-box>
        </draw:frame>
        <draw:frame draw:style-name="gr7" draw:layer="layout" svg:width="2.407cm" svg:height="0.962cm" svg:x="23.193cm" svg:y="9.538cm">
          <draw:text-box>
            <text:p>Output</text:p>
          </draw:text-box>
        </draw:frame>
        <draw:frame draw:style-name="gr7" draw:layer="layout" svg:width="4.376cm" svg:height="0.962cm" svg:x="17.224cm" svg:y="13cm">
          <draw:text-box>
            <text:p>Measurement</text:p>
          </draw:text-box>
        </draw:frame>
        <draw:frame draw:style-name="gr7" draw:text-style-name="P1" draw:layer="layout" svg:width="4.126cm" svg:height="1.673cm" svg:x="17.2cm" svg:y="8.8cm">
          <draw:text-box>
            <text:p text:style-name="P1">Multiplicative</text:p>
            <text:p text:style-name="P1">Uncertainty</text:p>
          </draw:text-box>
        </draw:frame>
        <draw:frame draw:style-name="gr7" draw:layer="layout" svg:width="0.853cm" svg:height="0.962cm" svg:x="10.5cm" svg:y="9.5cm">
          <draw:text-box>
            <text:p>u</text:p>
          </draw:text-box>
        </draw:frame>
        <draw:frame draw:style-name="gr8" draw:layer="layout" svg:width="3.245cm" svg:height="0.962cm" svg:x="6.6cm" svg:y="11.6cm">
          <draw:text-box>
            <text:p>Controller</text:p>
          </draw:text-box>
        </draw:frame>
        <draw:frame draw:style-name="gr7" draw:layer="layout" svg:width="1.946cm" svg:height="0.962cm" svg:x="12.6cm" svg:y="11.678cm">
          <draw:text-box>
            <text:p>Pla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5.375cm" fo:margin-bottom="4.581cm" fo:margin-left="2.395cm" fo:margin-right="2.8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1:43:32.289611896</meta:creation-date>
    <dc:date>2016-05-09T11:51:12.095810557</dc:date>
    <meta:editing-duration>P0D</meta:editing-duration>
    <meta:editing-cycles>1</meta:editing-cycles>
    <meta:document-statistic meta:object-count="23"/>
    <meta:generator>LibreOffice/4.2.8.2$Linux_X86_64 LibreOffice_project/420m0$Build-2</meta:generator>
  </office:meta>
</office:document-meta>
</file>